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5" style:parent-style-name="Normal" style:list-style-name="LFO1" style:family="paragraph">
      <style:paragraph-properties fo:margin-top="0.0694in" fo:margin-bottom="0.0694in" fo:line-height="100%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7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8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9" style:parent-style-name="Normal" style:list-style-name="LFO1" style:family="paragraph">
      <style:paragraph-properties fo:margin-top="0.0694in" fo:margin-bottom="0.0694in" fo:line-height="100%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11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2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3" style:parent-style-name="Normal" style:list-style-name="LFO1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1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7" style:parent-style-name="Normal" style:list-style-name="LFO1" style:family="paragraph">
      <style:paragraph-properties fo:margin-top="0.0694in" fo:margin-bottom="0.0694in" fo:line-height="100%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1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0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1" style:parent-style-name="Normal" style:list-style-name="LFO1" style:family="paragraph">
      <style:paragraph-properties fo:margin-top="0.0694in" fo:margin-bottom="0.0694in" fo:line-height="100%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23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5" style:parent-style-name="Normal" style:list-style-name="LFO1" style:family="paragraph">
      <style:paragraph-properties fo:margin-top="0.0694in" fo:margin-bottom="0.0694in" fo:line-height="100%"/>
    </style:style>
    <style:style style:name="T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27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8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9" style:parent-style-name="Normal" style:list-style-name="LFO1" style:family="paragraph">
      <style:paragraph-properties fo:margin-top="0.0694in" fo:margin-bottom="0.0694in" fo:line-height="100%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31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32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33" style:parent-style-name="Normal" style:list-style-name="LFO1" style:family="paragraph">
      <style:paragraph-properties fo:margin-top="0.0694in" fo:margin-bottom="0.0694in" fo:line-height="100%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3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3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37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38" style:parent-style-name="Heading2" style:family="paragraph">
      <style:text-properties style:font-name-asian="Times New Roman" style:language-asian="en" style:country-asian="GB"/>
    </style:style>
    <style:style style:name="P39" style:parent-style-name="Heading4" style:family="paragraph">
      <style:text-properties style:font-name-asian="Times New Roman" style:language-asian="en" style:country-asian="GB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41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43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44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45" style:parent-style-name="Heading4" style:family="paragraph">
      <style:text-properties style:font-name-asian="Times New Roman" style:language-asian="en" style:country-asian="GB"/>
    </style:style>
    <style:style style:name="T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47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49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50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51" style:parent-style-name="Heading4" style:family="paragraph">
      <style:text-properties style:font-name-asian="Times New Roman" style:language-asian="en" style:country-asian="GB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53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55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56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57" style:parent-style-name="Heading4" style:family="paragraph">
      <style:text-properties style:font-name-asian="Times New Roman" style:language-asian="en" style:country-asian="GB"/>
    </style:style>
    <style:style style:name="T5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59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61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62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63" style:parent-style-name="Heading4" style:family="paragraph">
      <style:text-properties style:font-name-asian="Times New Roman" style:language-asian="en" style:country-asian="GB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65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67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68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69" style:parent-style-name="Heading4" style:family="paragraph">
      <style:text-properties style:font-name-asian="Times New Roman" style:language-asian="en" style:country-asian="GB"/>
    </style:style>
    <style:style style:name="T7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71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73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74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75" style:parent-style-name="Heading4" style:family="paragraph">
      <style:text-properties style:font-name-asian="Times New Roman" style:language-asian="en" style:country-asian="GB"/>
    </style:style>
    <style:style style:name="T7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77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79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80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81" style:parent-style-name="Heading4" style:family="paragraph">
      <style:text-properties style:font-name-asian="Times New Roman" style:language-asian="en" style:country-asian="GB"/>
    </style:style>
    <style:style style:name="T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83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85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86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87" style:parent-style-name="Heading4" style:family="paragraph">
      <style:text-properties style:font-name-asian="Times New Roman" style:language-asian="en" style:country-asian="GB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89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91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92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93" style:parent-style-name="Heading4" style:family="paragraph">
      <style:text-properties style:font-name-asian="Times New Roman" style:language-asian="en" style:country-asian="GB"/>
    </style:style>
    <style:style style:name="T9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95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9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97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98" style:parent-style-name="Normal" style:family="paragraph">
      <style:paragraph-properties fo:break-before="page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99" style:parent-style-name="Normal" style:family="paragraph">
      <style:paragraph-properties fo:margin-top="0.0694in" fo:margin-bottom="0.0694in" fo:line-height="100%"/>
    </style:style>
    <style:style style:name="T10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101" style:parent-style-name="Normal" style:list-style-name="LFO1" style:family="paragraph">
      <style:paragraph-properties fo:margin-top="0.0694in" fo:margin-bottom="0.0694in" fo:line-height="100%"/>
    </style:style>
    <style:style style:name="T10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103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0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05" style:parent-style-name="Normal" style:list-style-name="LFO1" style:family="paragraph">
      <style:paragraph-properties fo:margin-top="0.0694in" fo:margin-bottom="0.0694in" fo:line-height="100%"/>
    </style:style>
    <style:style style:name="T10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107" style:parent-style-name="NoSpacing" style:family="paragraph">
      <style:text-properties fo:font-size="10pt" style:font-size-asian="10pt" style:font-size-complex="10pt"/>
    </style:style>
  </office:automatic-styles>
  <office:body>
    <office:text text:use-soft-page-breaks="true">
      <text:list text:style-name="LFO1" text:continue-numbering="true">
        <text:list-item>
          <text:list>
            <text:list-item>
              <text:p text:style-name="P1"><text:span text:style-name="T2">Questionnaire<text:s/></text:span><text:span text:style-name="T3">How do you currently manage patient appointments?</text:span></text:p>
            </text:list-item>
            <text:list-item>
              <text:p text:style-name="P4">What improvements would you like to see in the appointment scheduling process?</text:p>
            </text:list-item>
          </text:list>
        </text:list-item>
        <text:list-item>
          <text:p text:style-name="P5"><text:span text:style-name="T6">Medical Records Management</text:span></text:p>
          <text:list text:continue-numbering="true">
            <text:list-item>
              <text:p text:style-name="P7">How easy is it to access and update patient medical records?</text:p>
            </text:list-item>
            <text:list-item>
              <text:p text:style-name="P8">What challenges do you face with the current medical records system?</text:p>
            </text:list-item>
          </text:list>
        </text:list-item>
        <text:list-item>
          <text:p text:style-name="P9"><text:span text:style-name="T10">Notification System</text:span></text:p>
          <text:list text:continue-numbering="true">
            <text:list-item>
              <text:p text:style-name="P11">How effective is the current notification system for patients and practitioners?</text:p>
            </text:list-item>
            <text:list-item>
              <text:p text:style-name="P12">What additional notification features would be beneficial?</text:p>
            </text:list-item>
          </text:list>
        </text:list-item>
        <text:list-item>
          <text:p text:style-name="P13"><text:span text:style-name="T14">Prescription Management</text:span></text:p>
          <text:list text:continue-numbering="true">
            <text:list-item>
              <text:p text:style-name="P15">How do you handle prescriptions and repeat prescriptions?</text:p>
            </text:list-item>
            <text:list-item>
              <text:p text:style-name="P16">What changes would improve the prescription management process?</text:p>
            </text:list-item>
          </text:list>
        </text:list-item>
        <text:list-item>
          <text:p text:style-name="P17"><text:span text:style-name="T18">Payment and Billing</text:span></text:p>
          <text:list text:continue-numbering="true">
            <text:list-item>
              <text:p text:style-name="P19">How do you currently process payments and handle billing issues?</text:p>
            </text:list-item>
            <text:list-item>
              <text:p text:style-name="P20">What improvements would you suggest for the billing system?</text:p>
            </text:list-item>
          </text:list>
        </text:list-item>
        <text:list-item>
          <text:p text:style-name="P21"><text:span text:style-name="T22">System Security</text:span></text:p>
          <text:list text:continue-numbering="true">
            <text:list-item>
              <text:p text:style-name="P23">Are you confident in the security of patient data in the current system? (Yes/No)</text:p>
            </text:list-item>
            <text:list-item>
              <text:p text:style-name="P24">What security features are most important to you?</text:p>
            </text:list-item>
          </text:list>
        </text:list-item>
        <text:list-item>
          <text:p text:style-name="P25"><text:span text:style-name="T26">System Integration</text:span></text:p>
          <text:list text:continue-numbering="true">
            <text:list-item>
              <text:p text:style-name="P27">How well does the current system integrate with other systems you use?</text:p>
            </text:list-item>
            <text:list-item>
              <text:p text:style-name="P28">What integration capabilities are most critical for your workflow?</text:p>
            </text:list-item>
          </text:list>
        </text:list-item>
        <text:list-item>
          <text:p text:style-name="P29"><text:span text:style-name="T30">System Performance</text:span></text:p>
          <text:list text:continue-numbering="true">
            <text:list-item>
              <text:p text:style-name="P31">How would you rate the performance of the current system? (Excellent/Good/Fair/Poor)</text:p>
            </text:list-item>
            <text:list-item>
              <text:p text:style-name="P32">What performance issues have you encountered?</text:p>
            </text:list-item>
          </text:list>
        </text:list-item>
        <text:list-item>
          <text:p text:style-name="P33"><text:span text:style-name="T34">Overall Satisfaction</text:span></text:p>
          <text:list text:continue-numbering="true">
            <text:list-item>
              <text:p text:style-name="P35">How satisfied are you with the current practice management system? (Very Satisfied/Satisfied/Neutral/Dissatisfied/Very Dissatisfied)</text:p>
            </text:list-item>
            <text:list-item>
              <text:p text:style-name="P36">What overall improvements would you like to see in the new system?</text:p>
            </text:list-item>
          </text:list>
        </text:list-item>
      </text:list>
      <text:p text:style-name="P37"/>
      <text:h text:style-name="P38" text:outline-level="2">for Gathering Requirement<text:s/></text:h>
      <text:h text:style-name="P39" text:outline-level="4">Question 1: Primary Functions</text:h>
      <text:p text:style-name="NoSpacing"><text:span text:style-name="T40">Q)</text:span><text:span text:style-name="T41"><text:s/>Can you describe the primary functions you need from the new practice management system?</text:span></text:p>
      <text:p text:style-name="NoSpacing"><text:span text:style-name="T42">A)</text:span><text:span text:style-name="T43"><text:s/>We need the system to help manage appointments, keep track of patient records, and handle payments.</text:span></text:p>
      <text:p text:style-name="P44"/>
      <text:h text:style-name="P45" text:outline-level="4">Question 2: Key Data Types</text:h>
      <text:p text:style-name="NoSpacing"><text:span text:style-name="T46">Q)</text:span><text:span text:style-name="T47"><text:s/>What are the key types of data that need to be managed and stored in the system?</text:span></text:p>
      <text:p text:style-name="NoSpacing"><text:span text:style-name="T48">A)</text:span><text:span text:style-name="T49"><text:s/>Information about patients, their medical history, their treatments, and their bills.</text:span></text:p>
      <text:p text:style-name="P50"/>
      <text:h text:style-name="P51" text:outline-level="4">Question 3: Appointment Handling</text:h>
      <text:p text:style-name="NoSpacing"><text:span text:style-name="T52">Q)</text:span><text:span text:style-name="T53"><text:s/>How do you currently handle patient appointments and how would you like this process to improve?</text:span></text:p>
      <text:p text:style-name="NoSpacing"><text:span text:style-name="T54">A)</text:span><text:span text:style-name="T55"><text:s/>Right now, appointments are booked manually. We want a simpler way to book and manage them, ideally something that works online.</text:span></text:p>
      <text:p text:style-name="P56"/>
      <text:h text:style-name="P57" text:outline-level="4">Question 4: Medical Records Management</text:h>
      <text:p text:style-name="NoSpacing"><text:span text:style-name="T58">Q)</text:span><text:span text:style-name="T59"><text:s/>What specific features do you need for managing patient medical records and history?</text:span></text:p>
      <text:p text:style-name="NoSpacing"><text:span text:style-name="T60">A)</text:span><text:span text:style-name="T61"><text:s/>We need a place to store all patient information that’s easy to access and update when needed.</text:span></text:p>
      <text:p text:style-name="P62"/>
      <text:h text:style-name="P63" text:outline-level="4">Question 5: Notification System</text:h>
      <text:p text:style-name="NoSpacing"><text:span text:style-name="T64">Q)</text:span><text:span text:style-name="T65"><text:s/>How do you envision the notification system working for both patients and practitioners?</text:span></text:p>
      <text:p text:style-name="NoSpacing"><text:span text:style-name="T66">A)</text:span><text:span text:style-name="T67"><text:s/>Patients and doctors should get reminders about appointments and updates about treatments. Text messages and emails would be great.</text:span></text:p>
      <text:p text:style-name="P68"/>
      <text:h text:style-name="P69" text:outline-level="4">Question 6: Prescription Management</text:h>
      <text:p text:style-name="NoSpacing"><text:span text:style-name="T70">Q)</text:span><text:span text:style-name="T71"><text:s/>What are your requirements for prescription management, including repeat prescriptions?</text:span></text:p>
      <text:p text:style-name="NoSpacing"><text:span text:style-name="T72">A)</text:span><text:span text:style-name="T73"><text:s/>It would be helpful if the system could automatically handle repeat prescriptions and let doctors adjust them when necessary.</text:span></text:p>
      <text:p text:style-name="P74"/>
      <text:h text:style-name="P75" text:outline-level="4">Question 7: Payments and Billing</text:h>
      <text:p text:style-name="NoSpacing"><text:span text:style-name="T76">Q)</text:span><text:span text:style-name="T77"><text:s/>How should the system handle payments and billing, including dealing with insurance providers?</text:span></text:p>
      <text:p text:style-name="NoSpacing"><text:span text:style-name="T78">A)</text:span><text:span text:style-name="T79"><text:s/>We want to make it easy for patients to pay their bills and for the system to keep track of who owes what. It should also work with insurance companies.</text:span></text:p>
      <text:p text:style-name="P80"/>
      <text:h text:style-name="P81" text:outline-level="4">Question 8: Security and Privacy</text:h>
      <text:p text:style-name="NoSpacing"><text:span text:style-name="T82">Q)</text:span><text:span text:style-name="T83"><text:s/>What are your expectations regarding system security and data privacy?</text:span></text:p>
      <text:p text:style-name="NoSpacing"><text:span text:style-name="T84">A)</text:span><text:span text:style-name="T85"><text:s/>Patient information needs to be kept private and secure. We need to follow all the rules about patient data protection.</text:span></text:p>
      <text:p text:style-name="P86"/>
      <text:h text:style-name="P87" text:outline-level="4">Question 9: Integration with Legacy Systems</text:h>
      <text:p text:style-name="NoSpacing"><text:span text:style-name="T88">Q)</text:span><text:span text:style-name="T89"><text:s/>How important is it for the system to integrate with your existing legacy systems?</text:span></text:p>
      <text:p text:style-name="NoSpacing"><text:span text:style-name="T90">A)</text:span><text:span text:style-name="T91"><text:s/>The new system should work well with the current systems we use without causing too many issues.</text:span></text:p>
      <text:p text:style-name="P92"/>
      <text:h text:style-name="P93" text:outline-level="4">Question 10: Scalability and Performance</text:h>
      <text:p text:style-name="NoSpacing"><text:span text:style-name="T94">Q)</text:span><text:span text:style-name="T95"><text:s/>What are your scalability and performance expectations for the system as your hospital expands?</text:span></text:p>
      <text:p text:style-name="NoSpacing"><text:span text:style-name="T96">A)</text:span><text:span text:style-name="T97"><text:s/>As we grow, the system should continue to work well and not slow down, even if many people are using it at the same time</text:span></text:p>
      <text:p text:style-name="P98"/>
      <text:p text:style-name="P99"><text:span text:style-name="T100">Survey Questions:</text:span></text:p>
      <text:list text:style-name="LFO1" text:continue-numbering="true">
        <text:list-item>
          <text:p text:style-name="P101"><text:span text:style-name="T102">Current System Usage</text:span></text:p>
          <text:list text:continue-numbering="true">
            <text:list-item>
              <text:p text:style-name="P103">How often do you use the current practice management system? (Daily/Weekly/Monthly/Never)</text:p>
            </text:list-item>
            <text:list-item>
              <text:p text:style-name="P104">What features of the current system do you use the most?</text:p>
            </text:list-item>
          </text:list>
        </text:list-item>
        <text:list-item>
          <text:p text:style-name="P105"><text:span text:style-name="T106">Appointment Management</text:span></text:p>
        </text:list-item>
      </text:list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mie Pordoy</meta:initial-creator>
    <dc:creator>Jamie Pordoy</dc:creator>
    <meta:creation-date>2024-06-10T21:26:00Z</meta:creation-date>
    <dc:date>2024-06-11T06:47:00Z</dc:date>
    <meta:template xlink:href="Normal" xlink:type="simple"/>
    <meta:editing-cycles>1</meta:editing-cycles>
    <meta:editing-duration>PT780S</meta:editing-duration>
    <meta:document-statistic meta:page-count="3" meta:paragraph-count="8" meta:word-count="614" meta:character-count="4109" meta:row-count="29" meta:non-whitespace-character-count="3503"/>
  </office:meta>
</office:document-meta>
</file>